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AAAAA+ArialMT" svg:font-family="DAAAAA+Arial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DAAAAA+ArialMT" fo:font-size="12pt"/>
    </style:style>
    <style:style style:name="P3" style:family="paragraph" style:parent-style-name="Heading_20_1">
      <style:paragraph-properties fo:margin-top="0cm" fo:margin-bottom="0cm" fo:text-align="center" style:justify-single-word="false"/>
    </style:style>
    <style:style style:name="T1" style:family="text">
      <style:text-properties style:font-name="DAAAAA+ArialMT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 text:is-list-header="true"><text:span text:style-name="Strong_20_Emphasis">Integridade Referencial </text:span></text:h>
      <text:p text:style-name="P1">Garante que um mesmo valor apareça em duas relações. </text:p>
      <text:p text:style-name="P2">Tradução livre do documentação "CBT Integrity Referential": </text:p>
      <text:p text:style-name="P1"><text:a xlink:type="simple" xlink:href="http://techdocs.postgresql.org/college/002_referentialintegrity/"><text:span text:style-name="T1">http://techdocs.postgresql.org/college/002_referentialintegrity/</text:span></text:a><text:span text:style-name="T1"> </text:span></text:p>
      <text:p text:style-name="P2">Integridade Referencial (relacionamento) é onde uma informação em uma tabela se refere à informações em outra tabela e o banco de dados reforça a integridade. </text:p>
      <text:p text:style-name="P1"/>
      <text:p text:style-name="P1"><text:span text:style-name="Strong_20_Emphasis"><text:span text:style-name="T1">Onde é Utilizado? </text:span></text:span></text:p>
      <text:p text:style-name="P2">Onde pelo menos em uma tabela precisa se referir para informações em outra tabela e ambas precisam ter seus dados sincronizados. </text:p>
      <text:p text:style-name="P2">Exemplo: uma tabela com uma lista de clientes e outra tabela com uma lista dos pedidos efetuados por eles. </text:p>
      <text:p text:style-name="P2">Com integridade referencial devidamente implantada nestas tabelas, o banco irá garantir que você nunca irá cadastrar um pedido na tabela pedidos de um cliente que não exista na tabela clientes. </text:p>
      <text:p text:style-name="P2">O banco pode ser instruído para automaticamente atualizar ou excluir entradas nas tabelas quando necessário. </text:p>
      <text:p text:style-name="P1"><text:span text:style-name="Strong_20_Emphasis"><text:span text:style-name="T1">Primary Key (Chave Primária)</text:span></text:span> <text:span text:style-name="T1">- é o campo de uma tabela criado para que as outras tabelas relacionadas se refiram a ela por este campo. Impede mais de um registro com valores iguais. É a combinação interna de UNIQUE e NOT NULL. </text:span></text:p>
      <text:p text:style-name="P2">Qualquer campo em outra tabela do banco pode se referir ao campo chave primária, desde que tenham o mesmo tipo de dados e tamanho da chave primária. </text:p>
      <text:p text:style-name="P1"><text:span text:style-name="Strong_20_Emphasis"><text:span text:style-name="T1">Exemplo: </text:span></text:span></text:p>
      <text:p text:style-name="P2">clientes (codigo INTEGER, nome_cliente VARCHAR(60)) </text:p>
      <text:p text:style-name="P2">codigo nome_cliente </text:p>
      <text:p text:style-name="P2">1 PostgreSQL inc. </text:p>
      <text:p text:style-name="P2">2 RedHat inc. </text:p>
      <text:p text:style-name="P2">pedidos (relaciona-se à Clientes pelo campo cod_cliente) </text:p>
      <text:p text:style-name="P2">cod_pedido cod_cliente descricao</text:p>
      <text:p text:style-name="P2">Caso tentemos cadastrar um pedido com cod_cliente 2 ele será aceito. </text:p>
      <text:p text:style-name="P2">Mas caso tentemos cadastrar um pedido com cod_cliente 3 ele será recusado pelo banco. </text:p>
      <text:p text:style-name="P1"><text:span text:style-name="Strong_20_Emphasis"><text:span text:style-name="T1">Criando uma Chave Primária </text:span></text:span></text:p>
      <text:p text:style-name="P2">Deve ser criada quando da criação da tabela, para garantir valores exclusivos no campo. </text:p>
      <text:p text:style-name="P2">CREATE TABLE clientes(cod_cliente BIGINT, nome_cliente VARCHAR(60) </text:p>
      <text:p text:style-name="P2">PRIMARY KEY (cod_cliente)); </text:p>
      <text:p text:style-name="P1"><text:span text:style-name="Strong_20_Emphasis"><text:span text:style-name="T1">Criando uma Chave Estrangeira (Foreign Keys) </text:span></text:span></text:p>
      <text:p text:style-name="P2">É o campo de uma tabela que se refere ao campo Primary Key de outra. </text:p>
      <text:p text:style-name="P2">O campo pedidos.cod_cliente refere-se ao campo clientes.codigo, então pedidos.cod_cliente é uma chave estrangeira, que é o campo que liga esta tabela a uma outra.</text:p>
      <text:p text:style-name="P1"/>
      <text:p text:style-name="P2">CREATE TABLE pedidos( </text:p>
      <text:p text:style-name="P2">cod_pedido BIGINT, </text:p>
      <text:p text:style-name="P2">cod_cliente BIGINT REFERENCES clientes, </text:p>
      <text:p text:style-name="P2">descricao VARCHAR(60) </text:p>
      <text:p text:style-name="P2">); </text:p>
      <text:p text:style-name="P2"><text:soft-page-break/>Outro exemplo: </text:p>
      <text:p text:style-name="P1"/>
      <text:p text:style-name="P2">FOREIGN KEY (campoa, campob) </text:p>
      <text:p text:style-name="P2">REFERENCES tabela1 (campoa, campob) </text:p>
      <text:p text:style-name="P2">ON UPDATE CASCADE </text:p>
      <text:p text:style-name="P2">ON DELETE CASCADE); </text:p>
      <text:p text:style-name="P2">Cuidado com exclusão em cascata. Somente utilize com certeza do que faz. </text:p>
      <text:p text:style-name="P2">Dica: Caso desejemos fazer o relacionamento com um campo que não seja a chave primária, devemos passar este campo entre parênteses após o nome da tabela e o mesmo deve obrigatoriamente ser UNIQUE. </text:p>
      <text:p text:style-name="P2">... </text:p>
      <text:p text:style-name="P2">cod_cliente BIGINT REFERENCES clientes(nomecampo), </text:p>
      <text:p text:style-name="P2">... </text:p>
      <text:p text:style-name="P1"><text:span text:style-name="Emphasis"><text:span text:style-name="Strong_20_Emphasis"><text:span text:style-name="T1">Parâmetros Opcionais: </text:span></text:span></text:span></text:p>
      <text:p text:style-name="P1"><text:span text:style-name="Emphasis"><text:span text:style-name="Strong_20_Emphasis"><text:span text:style-name="T1">ON UPDATE parametro e ON DELETE parametro. </text:span></text:span></text:span></text:p>
      <text:p text:style-name="P1"><text:span text:style-name="Strong_20_Emphasis"><text:span text:style-name="T1">ON UPDATE paramentros: </text:span></text:span></text:p>
      <text:p text:style-name="P1"/>
      <text:p text:style-name="P1"><text:span text:style-name="Strong_20_Emphasis"><text:span text:style-name="T1">NO ACTION (RESTRICT)</text:span></text:span> <text:span text:style-name="T1">- quando o campo chave primária está para ser atualizado a atualização é abortada caso um registro em uma tabela referenciada tenha um valor mais antigo. Este parâmetro é o default quando esta cláusula não recebe nenhum parâmetro. </text:span></text:p>
      <text:p text:style-name="P1"> </text:p>
      <text:p text:style-name="P2"><office:annotation><dc:date>2009-02-02T00:00:00</dc:date><text:p>&lt;!-- @page { margin: 2cm } 		P { margin-bottom: 0.21cm } 	--&gt;</text:p></office:annotation>Exemplo: ERRO Ao tentar usar:</text:p>
      <text:p text:style-name="P1"/>
      <text:p text:style-name="P2">UPDATE clientes SET codigo = 5 WHERE codigo = 2. </text:p>
      <text:p text:style-name="P1"/>
      <text:p text:style-name="P2">Ele vai tentar atualizar o código para 5 mas como em pedidos existem registros do cliente 2 haverá o erro. </text:p>
      <text:p text:style-name="P1"/>
      <text:p text:style-name="P1"><text:span text:style-name="Strong_20_Emphasis"><text:span text:style-name="T1">CASCADE (Em Cascata)</text:span></text:span> <text:span text:style-name="T1">- Quando o campo da chave primária é atualizado, registros na tabela referenciada são atualizados. </text:span></text:p>
      <text:p text:style-name="P1"/>
      <text:p text:style-name="P2">Exemplo: Funciona: Ao tentar usar "UPDATE clientes SET codigo = 5 WHERE codigo = 2. </text:p>
      <text:p text:style-name="P1"/>
      <text:p text:style-name="P2">Ele vai tentar atualizar o código para 5 e vai atualizar esta chave também na tabela pedidos.</text:p>
      <text:p text:style-name="P1"/>
      <text:p text:style-name="P1"><text:span text:style-name="Strong_20_Emphasis"><text:span text:style-name="T1">SET NULL (atribuir NULL)</text:span></text:span> <text:span text:style-name="T1">- Quando um registro na chave primária é atualizado, todos os campos dos registros referenciados a este são setados para NULL. </text:span></text:p>
      <text:p text:style-name="P1"/>
      <text:p text:style-name="P2">Exemplo: UPDATE clientes SET codigo = 9 WHERE codigo = 5; </text:p>
      <text:p text:style-name="P1"/>
      <text:p text:style-name="P2">Na clientes o codigo vai para 5 e em pedidos, todos os campos cod_cliente com valor 5 serão setados para NULL. </text:p>
      <text:p text:style-name="P1"/>
      <text:p text:style-name="P1"><text:span text:style-name="Strong_20_Emphasis"><text:span text:style-name="T1">SET DEFAULT (assumir o Default)</text:span></text:span> <text:span text:style-name="T1">- Quando um registro na chave primária é atualizado, todos os campos nos registros relacionados são setados para seu valor DEFAULT. </text:span></text:p>
      <text:p text:style-name="P1"/>
      <text:p text:style-name="P2">Exemplo: se o valor default do codigo de clientes é 999, então UPDATE clientes <text:soft-page-break/>SET codigo = 10 WHERE codigo = 2. Após esta consulta o campo código </text:p>
      <text:p text:style-name="P2">com valor 2 em clientes vai para 999 e também todos os campos cod_cliente em pedidos. </text:p>
      <text:p text:style-name="P1"/>
      <text:p text:style-name="P1"><text:span text:style-name="Strong_20_Emphasis"><text:span text:style-name="T1">ON DELETE parametros: </text:span></text:span></text:p>
      <text:p text:style-name="P1"/>
      <text:p text:style-name="P1"><text:span text:style-name="Strong_20_Emphasis"><text:span text:style-name="T1">NO ACTION (RESTRICT)</text:span></text:span> <text:span text:style-name="T1">- Quando um campo de chave primária está para ser deletado, a exclusão será abortada caso o valor de um registro na tabela referenciada seja mais velho. </text:span></text:p>
      <text:p text:style-name="P1"/>
      <text:p text:style-name="P2">Este parâmetro é o default quando esta cláusula não recebe nenhum parâmetro. </text:p>
      <text:p text:style-name="P1"/>
      <text:p text:style-name="P2">Exemplo: ERRO em DELETE FROM clientes WHERE codigo = 2. Não funcionará caso o cod_cliente em pedidos contenha um valor mais antigo que codigo em clientes. </text:p>
      <text:p text:style-name="P1"/>
      <text:p text:style-name="P1"><text:span text:style-name="Strong_20_Emphasis"><text:span text:style-name="T1">CASCADE</text:span></text:span> <text:span text:style-name="T1">- Quando um registro com a chave primária é excluído, todos os registros relacionados com aquela chave são excluídos. </text:span></text:p>
      <text:p text:style-name="P1"/>
      <text:p text:style-name="P1"><text:span text:style-name="Strong_20_Emphasis"><text:span text:style-name="T1">SET NULL</text:span></text:span> <text:span text:style-name="T1">- Quando um registro com a chave primária é excluído, os respectivos campos na tabela relacionada são setados para NULL. </text:span></text:p>
      <text:p text:style-name="P1"><office:annotation><dc:date>2009-02-02T00:00:00</dc:date><text:p>&lt;!-- @page { margin: 2cm } 		P { margin-bottom: 0.21cm } 	--&gt;</text:p></office:annotation><text:span text:style-name="Strong_20_Emphasis"><text:span text:style-name="T1">SET DEFAULT</text:span></text:span> <text:span text:style-name="T1">- Quando um registro com a chave primária é excluído, os campos respectivos da tabela relacionada são setados para seu valor DEFAULT. </text:span></text:p>
      <text:p text:style-name="P1"><office:annotation><dc:date>2009-02-02T00:00:00</dc:date><text:p>&lt;!-- @page { margin: 2cm } 		P { margin-bottom: 0.21cm } 	--&gt;</text:p></office:annotation><text:span text:style-name="Strong_20_Emphasis"><text:span text:style-name="T1">Excluindo Tabelas Relacionadas </text:span></text:span></text:p>
      <text:p text:style-name="P1"/>
      <text:p text:style-name="P2">Para excluir tabelas relacionadas, antes devemos excluir a tabela com chave estrangeira. </text:p>
      <text:p text:style-name="P1"/>
      <text:p text:style-name="P1"/>
      <text:p text:style-name="P2">PK 1 -----&gt; N FK </text:p>
      <text:p text:style-name="P1"/>
      <text:p text:style-name="P2">Do lado 1 é exigida uma PK ou uma constraint UNIQUE. </text:p>
      <text:p text:style-name="P1"/>
      <text:p text:style-name="P2">Lado 1 não permite nulos. </text:p>
      <text:p text:style-name="P2">Lado N permite nulos mas se existir a integridade garantida. </text:p>
      <text:p text:style-name="P1"/>
      <text:p text:style-name="P2">PK (Chave Primária) - é formada internamente por UNIQUE e NOT NULL </text:p>
      <text:p text:style-name="P2">UNIQUE (Chave candidata) - permite nulos </text:p>
      <text:p text:style-name="P2">FK (Chave Estrangeira) - permite nulos, mas se um campo for nulo estará satisfeita a constrint em consequência em consequência violada a integridade. </text:p>
      <text:p text:style-name="P1"/>
      <text:p text:style-name="P2">Recomendação: sempre usar NOT NULL nos campos da FK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AAAAA+ArialMT" svg:font-family="DAAAAA+Arial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creation-date>2009-02-02T18:28:17</meta:creation-date>
    <dc:date>2009-02-02T18:28:25</dc:date>
    <meta:editing-cycles>1</meta:editing-cycles>
    <meta:editing-duration>PT9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3" meta:paragraph-count="77" meta:word-count="903" meta:character-count="5652"/>
  </office:meta>
</office:document-meta>
</file>